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Footer">
      <style:paragraph-properties fo:text-align="center" style:justify-single-word="false"/>
      <style:text-properties style:font-name="Arial"/>
    </style:style>
    <style:style style:name="P2" style:family="paragraph" style:parent-style-name="Standard">
      <style:paragraph-properties fo:margin-left="0cm" fo:margin-right="-0.026cm" fo:text-align="center" style:justify-single-word="false" fo:text-indent="0cm" style:auto-text-indent="false"/>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0.988cm" fo:margin-right="-0.026cm" fo:text-align="start"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 style:family="paragraph" style:parent-style-name="Standard">
      <loext:graphic-properties draw:fill="solid" draw:fill-color="#e6e6ff" draw:opacity="100%"/>
      <style:paragraph-properties fo:margin-left="0cm" fo:margin-right="0cm" fo:margin-top="0.101cm" fo:margin-bottom="0.101cm" style:contextual-spacing="false" fo:text-align="center" style:justify-single-word="false" fo:text-indent="0cm" style:auto-text-indent="false" fo:background-color="#e6e6ff"/>
      <style:text-properties style:font-name="Arial" fo:font-size="12pt" fo:font-weight="bold" officeooo:rsid="00257f69" officeooo:paragraph-rsid="00257f69" style:font-size-asian="12pt" style:font-weight-asian="bold" style:font-size-complex="12pt" style:font-weight-complex="bold"/>
    </style:style>
    <style:style style:name="P5" style:family="paragraph" style:parent-style-name="Standard">
      <style:paragraph-properties fo:margin-left="0cm" fo:margin-right="0cm" fo:margin-top="0.101cm" fo:margin-bottom="0.101cm" style:contextual-spacing="false" fo:text-indent="0cm" style:auto-text-indent="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7"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normal" officeooo:paragraph-rsid="0022d169" style:font-size-asian="10pt" style:font-weight-asian="normal" style:font-size-complex="10pt" style:font-weight-complex="normal"/>
    </style:style>
    <style:style style:name="P9"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 fo:font-size="10pt" fo:font-weight="normal" officeooo:rsid="00257f69" officeooo:paragraph-rsid="00257f69" style:font-size-asian="10pt" style:font-weight-asian="normal" style:font-size-complex="10pt" style:font-weight-complex="normal"/>
    </style:style>
    <style:style style:name="P10" style:family="paragraph" style:parent-style-name="Standard">
      <loext:graphic-properties draw:fill="solid" draw:fill-color="#e6e6ff" draw:opacity="100%"/>
      <style:paragraph-properties fo:margin-left="0cm" fo:margin-right="0cm" fo:margin-top="0.101cm" fo:margin-bottom="0.101cm" style:contextual-spacing="false" fo:text-align="justify" style:justify-single-word="false" fo:text-indent="0cm" style:auto-text-indent="false" fo:background-color="#e6e6ff"/>
      <style:text-properties style:font-name="Arial" fo:font-size="10pt" fo:font-weight="normal" officeooo:rsid="00274437" officeooo:paragraph-rsid="00274437" style:font-size-asian="10pt" style:font-weight-asian="normal" style:font-size-complex="10pt"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style>
    <style:style style:name="T1" style:family="text">
      <style:text-properties style:text-position="super 58%"/>
    </style:style>
    <style:style style:name="T2" style:family="text">
      <style:text-properties officeooo:rsid="001e1b55"/>
    </style:style>
    <style:style style:name="T3" style:family="text">
      <style:text-properties officeooo:rsid="001ff6fe"/>
    </style:style>
    <style:style style:name="T4" style:family="text">
      <style:text-properties officeooo:rsid="00211773"/>
    </style:style>
    <style:style style:name="T5" style:family="text">
      <style:text-properties officeooo:rsid="00235299"/>
    </style:style>
    <style:style style:name="T6" style:family="text">
      <style:text-properties officeooo:rsid="00257f69"/>
    </style:style>
    <style:style style:name="T7" style:family="text">
      <style:text-properties officeooo:rsid="0027ee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 Energy</text:p>
      <text:p text:style-name="P3"/>
      <text:p text:style-name="P5">What is Energy? </text:p>
      <text:p text:style-name="P6">The formal definition of energy as given by all physics text books is the ability of an entity to do work. Then one may ask.</text:p>
      <text:p text:style-name="P6">What is work?</text:p>
      <text:p text:style-name="P6">To answer this question, <text:s/>and subsequently, what is energy, one needs only <text:span text:style-name="T7">to</text:span> look at what happens in the physical world regarding all entities that requires these entities to do something other than do nothing. Entities require something to make them move, change their shape or form, or from one state of matter to another. Eg from a solid to a liquid to a gas.</text:p>
      <text:p text:style-name="P6">This is what a physicist means by doing work. </text:p>
      <text:p text:style-name="P6">A better definition of energy that can be better understood is to say that energy is</text:p>
      <text:p text:style-name="P11">Definition E1</text:p>
      <text:p text:style-name="P7">Energy is the “substrate” that causes the change <text:span text:style-name="T2">of</text:span> the physical state of an entity from one physical state A to another physical state B.</text:p>
      <text:p text:style-name="P6">That is fundamentally what is happening in any physical process that causes a change in the physical state of an entity. One example of a body or elementary particle will not move or change its direction of movement unless a “something” <text:s/>interacts with it. One case is that of another colliding particle or body, or a field such as an electric or gravitational field.</text:p>
      <text:p text:style-name="P6">Thus the colliding body or field is the “substrate” given in definition E1 that causes a change in the physical state of the body given in the example above. However, as any physicist or student of physics knows, any interacting entities or bodies do not have the interaction occurring in a one way direction. Any interaction of one body on another also has an interaction upon itself caused by the body it is interacting on.(Newtons 3<text:span text:style-name="T1">rd</text:span> Law)</text:p>
      <text:p text:style-name="P6">To go back to the above example, If body B changes its physical state of motion by having body A interact with it by a collision, then body A also interacts with body B to change its physical state of motion. In the case of a field such as gravity, for both bodies to interact with each other, they both must possess the same field. Taking gravity as a<text:span text:style-name="T3">n</text:span> example, <text:span text:style-name="T3">t</text:span>he gravitational field of Body A interacts with the gravitational field of body B as “seen” by body A perspective, and the reverse from body B perspective.</text:p>
      <text:p text:style-name="P6">Thus it is not body A or body B, or any field they may have that causes any change in either of their physical states, it is the interaction itself that causes these changes. </text:p>
      <text:p text:style-name="P6">Therefore the “substrate” of definition E1 is not a physical property that makes up energy, but it is the interaction of one physical property <text:span text:style-name="T3">of an entity A </text:span>with <text:span text:style-name="T3">that of </text:span>another <text:span text:style-name="T3">entity B </text:span>that <text:span text:style-name="T3">can be defined as the source of the </text:span><text:s/>energy. <text:span text:style-name="T3">It can be considered that the interacting property that is the source of <text:s/>energy is of a common like type. Eg. electromagnetic fields interact with other electromagnetic fields. </text:span>A <text:span text:style-name="T3">more precise</text:span> definition <text:span text:style-name="T3">of </text:span>E1 can be better defined as</text:p>
      <text:p text:style-name="P11">Definition E2</text:p>
      <text:p text:style-name="P7">Energy is the interaction of physical properties of one entity, or a system of entities with another entity or system of entities that causes the change in the physical state of all entities involved from one physical state A to another physical state B.</text:p>
      <text:p text:style-name="P6">When speaking of energy, many a physicist will coin the term “Energy can be transferred from one form of energy into another”</text:p>
      <text:p text:style-name="P6">What does this mean?</text:p>
      <text:p text:style-name="P6">The are many terms for energy. Electrical, chemical, nuclear, gravitational, thermal, mechanical and kinetic energy to name some of the most common. Do they <text:s/>all have something that is fundamentally <text:span text:style-name="T5">in </text:span>common to all <text:span text:style-name="T5">of them</text:span> that complies with definition E2, and facilitates the term for the transference of one energy into another?</text:p>
      <text:p text:style-name="P6">To answer this, it is best to consider the fundamental entities in the universe, the electron and proton. Each possess an electric and gravitational field which can interact with each other forming much of known matter in the universe. Even more fundamental is <text:span text:style-name="T4">electromagnetic</text:span> radiation in the form of photons, of which the interaction of two like photons <text:span text:style-name="T5">with</text:span> the right properties of what is termed wavelength or frequency, can create an electron-positron pair. This is <text:s/>a reverse process where combining an electron-positron pair will result in two photons <text:s/>of the same wavelength that created the electron-positron pair. </text:p>
      <text:p text:style-name="P8">This satisfies definition E2, and thus <text:span text:style-name="T4">electromagnetic</text:span> radiation is on<text:span text:style-name="T5">e of</text:span> the most fundamental <text:span text:style-name="T5">forms of</text:span> <text:s/>energy that <text:soft-page-break/>is common to all forms <text:span text:style-name="T5">of matter</text:span>. This fundamental form of energy can defined by what is measured as the wavelength or frequency of <text:s/>this EM radiation or photons, also called light. When examined, the forms of energy mentioned can be broken down to the interaction of photons with the matter that interacting photons had created, or the interaction of the electric and gravitational fields matter <text:s/>possess, with each other.</text:p>
      <text:p text:style-name="P6">A really simple definition of energy could be stated as thus.</text:p>
      <text:p text:style-name="P11">Definition E3</text:p>
      <text:p text:style-name="P7">Energy is what causes a change in an entity <text:span text:style-name="T6">or system of entities </text:span>to change form an initial physical state A to another physical state B.</text:p>
      <text:p text:style-name="P4">Energy and forces</text:p>
      <text:p text:style-name="P9">When considering energy as defined by Definition E3, it is defined commonly in physics that to change the physical state of an entity, such as the direction of motion or velocity, a force is exerted on the entity. Gravity, or an electric force for example. Thus energy can be considered as another expression or definition of a force, and from Definition E2, a force can be defined as the simple interaction of energy fields, where those energy fields on the most basic level are gravitational, electromagnetic or nuclear.</text:p>
      <text:p text:style-name="P10">If all there is a unification of these fields into one grand unified field theory that is sought by physicists, then a fundamental process of thinking to unify these fields would be to consider that they all interact with each other in a fundamental way, and that they are all manifestations of a single field, and hence energy sour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footer-left>
        <text:p text:style-name="MP2"><text:page-number text:select-page="current">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11-07T11:20:51.958000000</dc:date>
    <dc:language>en-US</dc:language>
    <meta:editing-cycles>150</meta:editing-cycles>
    <meta:editing-duration>P1DT3H2M37S</meta:editing-duration>
    <meta:document-statistic meta:table-count="0" meta:image-count="0" meta:object-count="0" meta:page-count="2" meta:paragraph-count="29" meta:word-count="1007" meta:character-count="5779" meta:non-whitespace-character-count="4787"/>
    <meta:user-defined meta:name="Info 1"/>
    <meta:user-defined meta:name="Info 2"/>
    <meta:user-defined meta:name="Info 3"/>
    <meta:user-defined meta:name="Info 4"/>
  </office:meta>
</office:document-meta>
</file>